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71cm"/>
    </style:style>
    <style:style style:name="co3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Inscriptions journée du 31 mai 20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Affiliation</text:p>
          </table:table-cell>
          <table:table-cell office:value-type="string">
            <text:p>Sandwich (0/1)</text:p>
          </table:table-cell>
          <table:table-cell office:value-type="string">
            <text:p>Atelier</text:p>
          </table:table-cell>
          <table:table-cell office:value-type="string">
            <text:p>Corps</text:p>
          </table:table-cell>
          <table:table-cell/>
        </table:table-row>
        <table:table-row table:style-name="ro1">
          <table:table-cell office:value-type="string">
            <text:p>Grélard</text:p>
          </table:table-cell>
          <table:table-cell office:value-type="string">
            <text:p>Vincent</text:p>
          </table:table-cell>
          <table:table-cell office:value-type="string">
            <text:p>INRIA/X</text:p>
          </table:table-cell>
          <table:table-cell office:value-type="float" office:value="1">
            <text:p>1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1">
          <table:table-cell office:value-type="string">
            <text:p>Nauroy</text:p>
          </table:table-cell>
          <table:table-cell office:value-type="string">
            <text:p>Julien</text:p>
          </table:table-cell>
          <table:table-cell office:value-type="string">
            <text:p>INRIA/LRI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1">
          <table:table-cell office:value-type="string">
            <text:p>Chamont</text:p>
          </table:table-cell>
          <table:table-cell office:value-type="string">
            <text:p>David</text:p>
          </table:table-cell>
          <table:table-cell office:value-type="string">
            <text:p>PSUD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1">
          <table:table-cell office:value-type="string">
            <text:p>Gac</text:p>
          </table:table-cell>
          <table:table-cell office:value-type="string">
            <text:p>Nicolas</text:p>
          </table:table-cell>
          <table:table-cell office:value-type="string">
            <text:p>PSUD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 office:value-type="string">
            <text:p>MC</text:p>
          </table:table-cell>
          <table:table-cell/>
        </table:table-row>
        <table:table-row table:style-name="ro1">
          <table:table-cell office:value-type="string">
            <text:p>Buchlin</text:p>
          </table:table-cell>
          <table:table-cell office:value-type="string">
            <text:p>Eric</text:p>
          </table:table-cell>
          <table:table-cell office:value-type="string">
            <text:p>CNRS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1">
          <table:table-cell office:value-type="string">
            <text:p>Mercier</text:p>
          </table:table-cell>
          <table:table-cell office:value-type="string">
            <text:p>Claude</text:p>
          </table:table-cell>
          <table:table-cell office:value-type="string">
            <text:p>Institut d'Astrophysique Spatiale</text:p>
          </table:table-cell>
          <table:table-cell office:value-type="float" office:value="0">
            <text:p>0</text:p>
          </table:table-cell>
          <table:table-cell office:value-type="string">
            <text:p>Go</text:p>
          </table:table-cell>
          <table:table-cell table:number-columns-repeated="2"/>
        </table:table-row>
        <table:table-row table:style-name="ro1">
          <table:table-cell office:value-type="string">
            <text:p>Lefebvre</text:p>
          </table:table-cell>
          <table:table-cell office:value-type="string">
            <text:p>Françoise</text:p>
          </table:table-cell>
          <table:table-cell office:value-type="string">
            <text:p>IMNC (UMR8165), Orsay</text:p>
          </table:table-cell>
          <table:table-cell office:value-type="float" office:value="0">
            <text:p>0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1">
          <table:table-cell office:value-type="string">
            <text:p>Diamantini</text:p>
          </table:table-cell>
          <table:table-cell office:value-type="string">
            <text:p>Maurice</text:p>
          </table:table-cell>
          <table:table-cell office:value-type="string">
            <text:p>ENSTA ParisTech</text:p>
          </table:table-cell>
          <table:table-cell office:value-type="float" office:value="1">
            <text:p>1</text:p>
          </table:table-cell>
          <table:table-cell office:value-type="string">
            <text:p>C++</text:p>
          </table:table-cell>
          <table:table-cell table:number-columns-repeated="2"/>
        </table:table-row>
        <table:table-row table:style-name="ro1">
          <table:table-cell office:value-type="string">
            <text:p>Legay</text:p>
          </table:table-cell>
          <table:table-cell office:value-type="string">
            <text:p>Eric</text:p>
          </table:table-cell>
          <table:table-cell office:value-type="string">
            <text:p>CSNSM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Matin seulement</text:p>
          </table:table-cell>
        </table:table-row>
        <table:table-row table:style-name="ro1">
          <table:table-cell office:value-type="string">
            <text:p>Carissan</text:p>
          </table:table-cell>
          <table:table-cell office:value-type="string">
            <text:p>Yannick</text:p>
          </table:table-cell>
          <table:table-cell office:value-type="string">
            <text:p>Université Aix-Marseille</text:p>
          </table:table-cell>
          <table:table-cell office:value-type="float" office:value="1">
            <text:p>1</text:p>
          </table:table-cell>
          <table:table-cell office:value-type="string">
            <text:p>Go</text:p>
          </table:table-cell>
          <table:table-cell office:value-type="string">
            <text:p>MC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14:23:59</meta:creation-date>
    <dc:date>2012-05-15T11:51:38</dc:date>
    <meta:editing-duration>PT4H37M54S</meta:editing-duration>
    <meta:editing-cycles>13</meta:editing-cycles>
    <meta:generator>LibreOffice/3.5$Linux_X86_64 LibreOffice_project/350m1$Build-202</meta:generator>
    <meta:document-statistic meta:table-count="3" meta:cell-count="59" meta:object-count="0"/>
  </office:meta>
</office:document-meta>
</file>